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/>
    </style:style>
    <style:style style:name="P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The quick</text:p>
      <text:p text:style-name="P2"/>
      <text:soft-page-break/>
      <text:p text:style-name="P3">brown fox jumped</text:p>
      <text:p text:style-name="P4"/>
      <text:soft-page-break/>
      <text:p text:style-name="Normal"><text:span text:style-name="T5">over the lazy do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h Dennis</meta:initial-creator>
    <dc:creator>Joseph Dennis</dc:creator>
    <meta:creation-date>2022-01-20T13:31:00Z</meta:creation-date>
    <dc:date>2022-01-20T13:31:00Z</dc:date>
    <meta:template xlink:href="Normal.dotm" xlink:type="simple"/>
    <meta:editing-cycles>2</meta:editing-cycles>
    <meta:editing-duration>PT60S</meta:editing-duration>
    <meta:document-statistic meta:page-count="3" meta:paragraph-count="1" meta:word-count="7" meta:character-count="48" meta:row-count="1" meta:non-whitespace-character-count="42"/>
  </office:meta>
</office:document-meta>
</file>